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3" style:parent-style-name="LO-Normal" style:family="paragraph">
      <style:paragraph-properties fo:margin-bottom="0in" fo:margin-right="-1.1812in"/>
    </style:style>
    <style:style style:name="T684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69446617BR</text:p>
        </text:list-item>
        <text:list-item>
          <text:p text:style-name="P305">AA147662407BR</text:p>
        </text:list-item>
        <text:list-item>
          <text:p text:style-name="P306">AK170523792BR</text:p>
        </text:list-item>
        <text:list-item>
          <text:p text:style-name="P307">AA148429499BR</text:p>
        </text:list-item>
        <text:list-item>
          <text:p text:style-name="P308">AK170497179BR</text:p>
        </text:list-item>
        <text:list-item>
          <text:p text:style-name="P309">AK170554335BR</text:p>
        </text:list-item>
        <text:list-item>
          <text:p text:style-name="P310">AK170546935BR</text:p>
        </text:list-item>
        <text:list-item>
          <text:p text:style-name="P311">AK170499492BR</text:p>
        </text:list-item>
        <text:list-item>
          <text:p text:style-name="P312">AA149269250BR</text:p>
        </text:list-item>
        <text:list-item>
          <text:p text:style-name="P313">QR231043369BR</text:p>
        </text:list-item>
        <text:list-item>
          <text:p text:style-name="P314">SY422761755BR</text:p>
        </text:list-item>
        <text:list-item>
          <text:p text:style-name="P315">AK173019544BR</text:p>
        </text:list-item>
        <text:list-item>
          <text:p text:style-name="P316">AK171222737BR</text:p>
        </text:list-item>
        <text:list-item>
          <text:p text:style-name="P317">AA147641438BR</text:p>
        </text:list-item>
        <text:list-item>
          <text:p text:style-name="P318">AK171819238BR</text:p>
        </text:list-item>
        <text:list-item>
          <text:p text:style-name="P319">AK173334665BR</text:p>
        </text:list-item>
        <text:list-item>
          <text:p text:style-name="P320">AK170369285BR</text:p>
        </text:list-item>
        <text:list-item>
          <text:p text:style-name="P321">AK170482523BR</text:p>
        </text:list-item>
        <text:list-item>
          <text:p text:style-name="P322">AK170126898BR</text:p>
        </text:list-item>
        <text:list-item>
          <text:p text:style-name="P323">AK169575086BR</text:p>
        </text:list-item>
        <text:list-item>
          <text:p text:style-name="P324">AK170310925BR</text:p>
        </text:list-item>
        <text:list-item>
          <text:p text:style-name="P325">AA149791846BR</text:p>
        </text:list-item>
        <text:list-item>
          <text:p text:style-name="P326">AK170481580BR</text:p>
        </text:list-item>
        <text:list-item>
          <text:p text:style-name="P327">AA148553598BR</text:p>
        </text:list-item>
        <text:list-item>
          <text:p text:style-name="P328">AK170641065BR</text:p>
        </text:list-item>
        <text:list-item>
          <text:p text:style-name="P329">AA148597863BR</text:p>
        </text:list-item>
        <text:list-item>
          <text:p text:style-name="P330">AK170747150BR</text:p>
        </text:list-item>
        <text:list-item>
          <text:p text:style-name="P331">AK170772826BR</text:p>
        </text:list-item>
        <text:list-item>
          <text:p text:style-name="P332">AK171091696BR</text:p>
        </text:list-item>
        <text:list-item>
          <text:p text:style-name="P333">AK171095199BR</text:p>
        </text:list-item>
        <text:list-item>
          <text:p text:style-name="P334">AA149571522BR</text:p>
        </text:list-item>
        <text:list-item>
          <text:p text:style-name="P335">AA149772189BR</text:p>
        </text:list-item>
        <text:list-item>
          <text:p text:style-name="P336">AA149607417BR</text:p>
        </text:list-item>
        <text:list-item>
          <text:p text:style-name="P337">AK170658256BR</text:p>
        </text:list-item>
        <text:list-item>
          <text:p text:style-name="P338">AK170740752BR</text:p>
        </text:list-item>
        <text:list-item>
          <text:p text:style-name="P339">AK170653143BR</text:p>
        </text:list-item>
        <text:list-item>
          <text:p text:style-name="P340">AK172621302BR</text:p>
        </text:list-item>
        <text:list-item>
          <text:p text:style-name="P341">AA149990572BR</text:p>
        </text:list-item>
        <text:list-item>
          <text:p text:style-name="P342">AK172746452BR</text:p>
        </text:list-item>
        <text:list-item>
          <text:p text:style-name="P343">AA149554073BR</text:p>
        </text:list-item>
        <text:list-item>
          <text:p text:style-name="P344">AA149550479BR</text:p>
        </text:list-item>
        <text:list-item>
          <text:p text:style-name="P345">AK170575110BR</text:p>
        </text:list-item>
        <text:list-item>
          <text:p text:style-name="P346">AA148500860BR</text:p>
        </text:list-item>
        <text:list-item>
          <text:p text:style-name="P347">AK171093025BR</text:p>
        </text:list-item>
        <text:list-item>
          <text:p text:style-name="P348">AK170451614BR</text:p>
        </text:list-item>
        <text:list-item>
          <text:p text:style-name="P349">AK170754059BR</text:p>
        </text:list-item>
        <text:list-item>
          <text:p text:style-name="P350">AK170597849BR</text:p>
        </text:list-item>
        <text:list-item>
          <text:p text:style-name="P351">AK170080167BR</text:p>
        </text:list-item>
        <text:list-item>
          <text:p text:style-name="P352">AK170183524BR</text:p>
        </text:list-item>
        <text:list-item>
          <text:p text:style-name="P353">AK170366329BR</text:p>
        </text:list-item>
        <text:list-item>
          <text:p text:style-name="P354">AA147687956BR</text:p>
        </text:list-item>
        <text:list-item>
          <text:p text:style-name="P355">AK170556645BR</text:p>
        </text:list-item>
        <text:list-item>
          <text:p text:style-name="P356">AK170257916BR</text:p>
        </text:list-item>
        <text:list-item>
          <text:p text:style-name="P357">AK170121670BR</text:p>
        </text:list-item>
        <text:list-item>
          <text:p text:style-name="P358">AK170333776BR</text:p>
        </text:list-item>
        <text:list-item>
          <text:p text:style-name="P359">AK170603782BR</text:p>
        </text:list-item>
        <text:list-item>
          <text:p text:style-name="P360">AK170435015BR</text:p>
        </text:list-item>
        <text:list-item>
          <text:p text:style-name="P361">AK171148081BR</text:p>
        </text:list-item>
        <text:list-item>
          <text:p text:style-name="P362">AK170485935BR</text:p>
        </text:list-item>
        <text:list-item>
          <text:p text:style-name="P363">AA148466718BR</text:p>
        </text:list-item>
        <text:list-item>
          <text:p text:style-name="P364">AK170443048BR</text:p>
        </text:list-item>
        <text:list-item>
          <text:p text:style-name="P365">AK172513308BR</text:p>
        </text:list-item>
        <text:list-item>
          <text:p text:style-name="P366">AA147760758BR</text:p>
        </text:list-item>
        <text:list-item>
          <text:p text:style-name="P367">AK169534807BR</text:p>
        </text:list-item>
        <text:list-item>
          <text:p text:style-name="P368">AK169632906BR</text:p>
        </text:list-item>
        <text:list-item>
          <text:p text:style-name="P369">AA149092291BR</text:p>
        </text:list-item>
        <text:list-item>
          <text:p text:style-name="P370">AA148246969BR</text:p>
        </text:list-item>
        <text:list-item>
          <text:p text:style-name="P371">QR231043315BR</text:p>
        </text:list-item>
        <text:list-item>
          <text:p text:style-name="P372">AA149085582BR</text:p>
        </text:list-item>
        <text:list-item>
          <text:p text:style-name="P373">AA149128359BR</text:p>
        </text:list-item>
        <text:list-item>
          <text:p text:style-name="P374">AK172207325BR</text:p>
        </text:list-item>
        <text:list-item>
          <text:p text:style-name="P375">AK172286583BR</text:p>
        </text:list-item>
        <text:list-item>
          <text:p text:style-name="P376">AA149347907BR</text:p>
        </text:list-item>
        <text:list-item>
          <text:p text:style-name="P377">AA149190988BR</text:p>
        </text:list-item>
        <text:list-item>
          <text:p text:style-name="P378">AK174087789BR</text:p>
        </text:list-item>
        <text:list-item>
          <text:p text:style-name="P379">AA149824310BR</text:p>
        </text:list-item>
        <text:list-item>
          <text:p text:style-name="P380">AK173388045BR</text:p>
        </text:list-item>
        <text:list-item>
          <text:p text:style-name="P381">AK171897031BR</text:p>
        </text:list-item>
        <text:list-item>
          <text:p text:style-name="P382">AK172119798BR</text:p>
        </text:list-item>
        <text:list-item>
          <text:p text:style-name="P383">AK172178133BR</text:p>
        </text:list-item>
        <text:list-item>
          <text:p text:style-name="P384">AA149218329BR</text:p>
        </text:list-item>
        <text:list-item>
          <text:p text:style-name="P385">AA149215693BR</text:p>
        </text:list-item>
        <text:list-item>
          <text:p text:style-name="P386">AK172158213BR</text:p>
        </text:list-item>
        <text:list-item>
          <text:p text:style-name="P387">AK172623569BR</text:p>
        </text:list-item>
        <text:list-item>
          <text:p text:style-name="P388">AK172494609BR</text:p>
        </text:list-item>
        <text:list-item>
          <text:p text:style-name="P389">AK173389828BR</text:p>
        </text:list-item>
        <text:list-item>
          <text:p text:style-name="P390">AK172671595BR</text:p>
        </text:list-item>
        <text:list-item>
          <text:p text:style-name="P391">AA148975392BR</text:p>
        </text:list-item>
        <text:list-item>
          <text:p text:style-name="P392">AA150404558BR</text:p>
        </text:list-item>
        <text:list-item>
          <text:p text:style-name="P393">AK171137557BR</text:p>
        </text:list-item>
        <text:list-item>
          <text:p text:style-name="P394">AA148430996BR</text:p>
        </text:list-item>
        <text:list-item>
          <text:p text:style-name="P395">AK172475278BR</text:p>
        </text:list-item>
        <text:list-item>
          <text:p text:style-name="P396">AK170346117BR</text:p>
        </text:list-item>
        <text:list-item>
          <text:p text:style-name="P397">AA149304005BR</text:p>
        </text:list-item>
        <text:list-item>
          <text:p text:style-name="P398">AA149096378BR</text:p>
        </text:list-item>
        <text:list-item>
          <text:p text:style-name="P399">AK170440483BR</text:p>
        </text:list-item>
        <text:list-item>
          <text:p text:style-name="P400">AA148500737BR</text:p>
        </text:list-item>
        <text:list-item>
          <text:p text:style-name="P401">AA148430007BR</text:p>
        </text:list-item>
        <text:list-item>
          <text:p text:style-name="P402">AA149644159BR</text:p>
        </text:list-item>
        <text:list-item>
          <text:p text:style-name="P403">AK174318142BR</text:p>
        </text:list-item>
        <text:list-item>
          <text:p text:style-name="P404">AK174103835BR</text:p>
        </text:list-item>
        <text:list-item>
          <text:p text:style-name="P405">AK172640187BR</text:p>
        </text:list-item>
        <text:list-item>
          <text:p text:style-name="P406">AK170048325BR</text:p>
        </text:list-item>
        <text:list-item>
          <text:p text:style-name="P407">AK172216300BR</text:p>
        </text:list-item>
        <text:list-item>
          <text:p text:style-name="P408">AK171610983BR</text:p>
        </text:list-item>
        <text:list-item>
          <text:p text:style-name="P409">AK172481579BR</text:p>
        </text:list-item>
        <text:list-item>
          <text:p text:style-name="P410">AK174115808BR</text:p>
        </text:list-item>
        <text:list-item>
          <text:p text:style-name="P411">AK174082557BR</text:p>
        </text:list-item>
        <text:list-item>
          <text:p text:style-name="P412">AK172064652BR</text:p>
        </text:list-item>
        <text:list-item>
          <text:p text:style-name="P413">AK172601271BR</text:p>
        </text:list-item>
        <text:list-item>
          <text:p text:style-name="P414">AK173185714BR</text:p>
        </text:list-item>
        <text:list-item>
          <text:p text:style-name="P415">AK173110870BR</text:p>
        </text:list-item>
        <text:list-item>
          <text:p text:style-name="P416">AA148134401BR</text:p>
        </text:list-item>
        <text:list-item>
          <text:p text:style-name="P417">AK174293692BR</text:p>
        </text:list-item>
        <text:list-item>
          <text:p text:style-name="P418">AA148918761BR</text:p>
        </text:list-item>
        <text:list-item>
          <text:p text:style-name="P419">AA148865030BR</text:p>
        </text:list-item>
        <text:list-item>
          <text:p text:style-name="P420">AK173226025BR</text:p>
        </text:list-item>
        <text:list-item>
          <text:p text:style-name="P421">AK173436125BR</text:p>
        </text:list-item>
        <text:list-item>
          <text:p text:style-name="P422">AK173317260BR</text:p>
        </text:list-item>
        <text:list-item>
          <text:p text:style-name="P423">AK171378306BR</text:p>
        </text:list-item>
        <text:list-item>
          <text:p text:style-name="P424">AK173080135BR</text:p>
        </text:list-item>
        <text:list-item>
          <text:p text:style-name="P425">AK172224195BR</text:p>
        </text:list-item>
        <text:list-item>
          <text:p text:style-name="P426">AK171479790BR</text:p>
        </text:list-item>
        <text:list-item>
          <text:p text:style-name="P427">AA148918775BR</text:p>
        </text:list-item>
        <text:list-item>
          <text:p text:style-name="P428">AA149696071BR</text:p>
        </text:list-item>
        <text:list-item>
          <text:p text:style-name="P429">AA149694115BR</text:p>
        </text:list-item>
        <text:list-item>
          <text:p text:style-name="P430">AK171495174BR</text:p>
        </text:list-item>
        <text:list-item>
          <text:p text:style-name="P431">AK171285683BR</text:p>
        </text:list-item>
        <text:list-item>
          <text:p text:style-name="P432">AK173412359BR</text:p>
        </text:list-item>
        <text:list-item>
          <text:p text:style-name="P433">AK173381118BR</text:p>
        </text:list-item>
        <text:list-item>
          <text:p text:style-name="P434">AA149730820BR</text:p>
        </text:list-item>
        <text:list-item>
          <text:p text:style-name="P435">AK173404383BR</text:p>
        </text:list-item>
        <text:list-item>
          <text:p text:style-name="P436">AK075610076BR</text:p>
        </text:list-item>
        <text:list-item>
          <text:p text:style-name="P437">AA149500764BR</text:p>
        </text:list-item>
        <text:list-item>
          <text:p text:style-name="P438">AK173343171BR</text:p>
        </text:list-item>
        <text:list-item>
          <text:p text:style-name="P439">AK173330677BR</text:p>
        </text:list-item>
        <text:list-item>
          <text:p text:style-name="P440">AK172981420BR</text:p>
        </text:list-item>
        <text:list-item>
          <text:p text:style-name="P441">AK171211368BR</text:p>
        </text:list-item>
        <text:list-item>
          <text:p text:style-name="P442">AK174638226BR</text:p>
        </text:list-item>
        <text:list-item>
          <text:p text:style-name="P443">AK171227924BR</text:p>
        </text:list-item>
        <text:list-item>
          <text:p text:style-name="P444">AK172356457BR</text:p>
        </text:list-item>
        <text:list-item>
          <text:p text:style-name="P445">AK174764768BR</text:p>
        </text:list-item>
        <text:list-item>
          <text:p text:style-name="P446">AK172354941BR</text:p>
        </text:list-item>
        <text:list-item>
          <text:p text:style-name="P447">AK172158465BR</text:p>
        </text:list-item>
        <text:list-item>
          <text:p text:style-name="P448">AA149268002BR</text:p>
        </text:list-item>
        <text:list-item>
          <text:p text:style-name="P449">AK172257383BR</text:p>
        </text:list-item>
        <text:list-item>
          <text:p text:style-name="P450">AK172234382BR</text:p>
        </text:list-item>
        <text:list-item>
          <text:p text:style-name="P451">AK172279874BR</text:p>
        </text:list-item>
        <text:list-item>
          <text:p text:style-name="P452">AK174650880BR</text:p>
        </text:list-item>
        <text:list-item>
          <text:p text:style-name="P453">AK172143151BR</text:p>
        </text:list-item>
        <text:list-item>
          <text:p text:style-name="P454">AK172196415BR</text:p>
        </text:list-item>
        <text:list-item>
          <text:p text:style-name="P455">AK172213095BR</text:p>
        </text:list-item>
        <text:list-item>
          <text:p text:style-name="P456">AA149239575BR</text:p>
        </text:list-item>
        <text:list-item>
          <text:p text:style-name="P457">AK175395582BR</text:p>
        </text:list-item>
        <text:list-item>
          <text:p text:style-name="P458">AK175205411BR</text:p>
        </text:list-item>
        <text:list-item>
          <text:p text:style-name="P459">AK175226181BR</text:p>
        </text:list-item>
        <text:list-item>
          <text:p text:style-name="P460">AK172023349BR</text:p>
        </text:list-item>
        <text:list-item>
          <text:p text:style-name="P461">AK172089305BR</text:p>
        </text:list-item>
        <text:list-item>
          <text:p text:style-name="P462">AA150581181BR</text:p>
        </text:list-item>
        <text:list-item>
          <text:p text:style-name="P463">AK171368860BR</text:p>
        </text:list-item>
        <text:list-item>
          <text:p text:style-name="P464">AA151389769BR</text:p>
        </text:list-item>
        <text:list-item>
          <text:p text:style-name="P465">AK174618337BR</text:p>
        </text:list-item>
        <text:list-item>
          <text:p text:style-name="P466">AA148913755BR</text:p>
        </text:list-item>
        <text:list-item>
          <text:p text:style-name="P467">AA148995525BR</text:p>
        </text:list-item>
        <text:list-item>
          <text:p text:style-name="P468">AK171756762BR</text:p>
        </text:list-item>
        <text:list-item>
          <text:p text:style-name="P469">AK175437588BR</text:p>
        </text:list-item>
        <text:list-item>
          <text:p text:style-name="P470">AK171656614BR</text:p>
        </text:list-item>
        <text:list-item>
          <text:p text:style-name="P471">AK171850241BR</text:p>
        </text:list-item>
        <text:list-item>
          <text:p text:style-name="P472">AK172923285BR</text:p>
        </text:list-item>
        <text:list-item>
          <text:p text:style-name="P473">AK173349625BR</text:p>
        </text:list-item>
        <text:list-item>
          <text:p text:style-name="P474">AA149062683BR</text:p>
        </text:list-item>
        <text:list-item>
          <text:p text:style-name="P475">AK172201733BR</text:p>
        </text:list-item>
        <text:list-item>
          <text:p text:style-name="P476">AK172222628BR</text:p>
        </text:list-item>
        <text:list-item>
          <text:p text:style-name="P477">AK172301626BR</text:p>
        </text:list-item>
        <text:list-item>
          <text:p text:style-name="P478">AA149227759BR</text:p>
        </text:list-item>
        <text:list-item>
          <text:p text:style-name="P479">AK171260868BR</text:p>
        </text:list-item>
        <text:list-item>
          <text:p text:style-name="P480">AK172137978BR</text:p>
        </text:list-item>
        <text:list-item>
          <text:p text:style-name="P481">AK172041957BR</text:p>
        </text:list-item>
        <text:list-item>
          <text:p text:style-name="P482">AK171857386BR</text:p>
        </text:list-item>
        <text:list-item>
          <text:p text:style-name="P483">AK171850459BR</text:p>
        </text:list-item>
        <text:list-item>
          <text:p text:style-name="P484">AA149201734BR</text:p>
        </text:list-item>
        <text:list-item>
          <text:p text:style-name="P485">AA149156757BR</text:p>
        </text:list-item>
        <text:list-item>
          <text:p text:style-name="P486">AK171937858BR</text:p>
        </text:list-item>
        <text:list-item>
          <text:p text:style-name="P487">AK172047243BR</text:p>
        </text:list-item>
        <text:list-item>
          <text:p text:style-name="P488">AK171458914BR</text:p>
        </text:list-item>
        <text:list-item>
          <text:p text:style-name="P489">AK172777097BR</text:p>
        </text:list-item>
        <text:list-item>
          <text:p text:style-name="P490">AK175395358BR</text:p>
        </text:list-item>
        <text:list-item>
          <text:p text:style-name="P491">AK175546852BR</text:p>
        </text:list-item>
        <text:list-item>
          <text:p text:style-name="P492">AA151560789BR</text:p>
        </text:list-item>
        <text:list-item>
          <text:p text:style-name="P493">AA151538817BR</text:p>
        </text:list-item>
        <text:list-item>
          <text:p text:style-name="P494">AK170602844BR</text:p>
        </text:list-item>
        <text:list-item>
          <text:p text:style-name="P495">AA147968951BR</text:p>
        </text:list-item>
        <text:list-item>
          <text:p text:style-name="P496">AK169937752BR</text:p>
        </text:list-item>
        <text:list-item>
          <text:p text:style-name="P497">AA148118307BR</text:p>
        </text:list-item>
        <text:list-item>
          <text:p text:style-name="P498">AK170484816BR</text:p>
        </text:list-item>
        <text:list-item>
          <text:p text:style-name="P499">AK170379177BR</text:p>
        </text:list-item>
        <text:list-item>
          <text:p text:style-name="P500">AK174534637BR</text:p>
        </text:list-item>
        <text:list-item>
          <text:p text:style-name="P501">AK174693647BR</text:p>
        </text:list-item>
        <text:list-item>
          <text:p text:style-name="P502">AA151422575BR</text:p>
        </text:list-item>
        <text:list-item>
          <text:p text:style-name="P503">AK174657843BR</text:p>
        </text:list-item>
        <text:list-item>
          <text:p text:style-name="P504">AA151274298BR</text:p>
        </text:list-item>
        <text:list-item>
          <text:p text:style-name="P505">AK170230873BR</text:p>
        </text:list-item>
        <text:list-item>
          <text:p text:style-name="P506">AA148373401BR</text:p>
        </text:list-item>
        <text:list-item>
          <text:p text:style-name="P507">AK170267136BR</text:p>
        </text:list-item>
        <text:list-item>
          <text:p text:style-name="P508">AK170231349BR</text:p>
        </text:list-item>
        <text:list-item>
          <text:p text:style-name="P509">AK169377973BR</text:p>
        </text:list-item>
        <text:list-item>
          <text:p text:style-name="P510">AK169948891BR</text:p>
        </text:list-item>
        <text:list-item>
          <text:p text:style-name="P511">AA150937469BR</text:p>
        </text:list-item>
        <text:list-item>
          <text:p text:style-name="P512">AK175823105BR</text:p>
        </text:list-item>
        <text:list-item>
          <text:p text:style-name="P513">AA148553947BR</text:p>
        </text:list-item>
        <text:list-item>
          <text:p text:style-name="P514">AK169824438BR</text:p>
        </text:list-item>
        <text:list-item>
          <text:p text:style-name="P515">AK170649736BR</text:p>
        </text:list-item>
        <text:list-item>
          <text:p text:style-name="P516">AK169749105BR</text:p>
        </text:list-item>
        <text:list-item>
          <text:p text:style-name="P517">AA148594249BR</text:p>
        </text:list-item>
        <text:list-item>
          <text:p text:style-name="P518">AA148171735BR</text:p>
        </text:list-item>
        <text:list-item>
          <text:p text:style-name="P519">AA148522255BR</text:p>
        </text:list-item>
        <text:list-item>
          <text:p text:style-name="P520">AA148255237BR</text:p>
        </text:list-item>
        <text:list-item>
          <text:p text:style-name="P521">AK170215964BR</text:p>
        </text:list-item>
        <text:list-item>
          <text:p text:style-name="P522">AK169921810BR</text:p>
        </text:list-item>
        <text:list-item>
          <text:p text:style-name="P523">AK170533361BR</text:p>
        </text:list-item>
        <text:list-item>
          <text:p text:style-name="P524">AK175372520BR</text:p>
        </text:list-item>
        <text:list-item>
          <text:p text:style-name="P525">AK171195135BR</text:p>
        </text:list-item>
        <text:list-item>
          <text:p text:style-name="P526">AK169671122BR</text:p>
        </text:list-item>
        <text:list-item>
          <text:p text:style-name="P527">AK169863122BR</text:p>
        </text:list-item>
        <text:list-item>
          <text:p text:style-name="P528">AA147872811BR</text:p>
        </text:list-item>
        <text:list-item>
          <text:p text:style-name="P529">AK174603363BR</text:p>
        </text:list-item>
        <text:list-item>
          <text:p text:style-name="P530">AK174706513BR</text:p>
        </text:list-item>
        <text:list-item>
          <text:p text:style-name="P531">AA149491926BR</text:p>
        </text:list-item>
        <text:list-item>
          <text:p text:style-name="P532">AA149432429BR</text:p>
        </text:list-item>
        <text:list-item>
          <text:p text:style-name="P533">AK174286776BR</text:p>
        </text:list-item>
        <text:list-item>
          <text:p text:style-name="P534">AK172665612BR</text:p>
        </text:list-item>
        <text:list-item>
          <text:p text:style-name="P535">AK171556390BR</text:p>
        </text:list-item>
        <text:list-item>
          <text:p text:style-name="P536">AK171628689BR</text:p>
        </text:list-item>
        <text:list-item>
          <text:p text:style-name="P537">AK172613218BR</text:p>
        </text:list-item>
        <text:list-item>
          <text:p text:style-name="P538">AK175732832BR</text:p>
        </text:list-item>
        <text:list-item>
          <text:p text:style-name="P539">AK172793982BR</text:p>
        </text:list-item>
        <text:list-item>
          <text:p text:style-name="P540">AA149527841BR</text:p>
        </text:list-item>
        <text:list-item>
          <text:p text:style-name="P541">AK173434310BR</text:p>
        </text:list-item>
        <text:list-item>
          <text:p text:style-name="P542">AK173360078BR</text:p>
        </text:list-item>
        <text:list-item>
          <text:p text:style-name="P543">AA149694889BR</text:p>
        </text:list-item>
        <text:list-item>
          <text:p text:style-name="P544">AA150328511BR</text:p>
        </text:list-item>
        <text:list-item>
          <text:p text:style-name="P545">AK173342556BR</text:p>
        </text:list-item>
        <text:list-item>
          <text:p text:style-name="P546">AK173287038BR</text:p>
        </text:list-item>
        <text:list-item>
          <text:p text:style-name="P547">AA149175447BR</text:p>
        </text:list-item>
        <text:list-item>
          <text:p text:style-name="P548">AK171618580BR</text:p>
        </text:list-item>
        <text:list-item>
          <text:p text:style-name="P549">AK170315168BR</text:p>
        </text:list-item>
        <text:list-item>
          <text:p text:style-name="P550">AK170674713BR</text:p>
        </text:list-item>
        <text:list-item>
          <text:p text:style-name="P551">AK174762064BR</text:p>
        </text:list-item>
        <text:list-item>
          <text:p text:style-name="P552">AA150682905BR</text:p>
        </text:list-item>
        <text:list-item>
          <text:p text:style-name="P553">AA151436971BR</text:p>
        </text:list-item>
        <text:list-item>
          <text:p text:style-name="P554">AK174900619BR</text:p>
        </text:list-item>
        <text:list-item>
          <text:p text:style-name="P555">AA151549275BR</text:p>
        </text:list-item>
        <text:list-item>
          <text:p text:style-name="P556">AA148447890BR</text:p>
        </text:list-item>
        <text:list-item>
          <text:p text:style-name="P557">AK171739415BR</text:p>
        </text:list-item>
        <text:list-item>
          <text:p text:style-name="P558">AA148237940BR</text:p>
        </text:list-item>
        <text:list-item>
          <text:p text:style-name="P559">AK171609680BR</text:p>
        </text:list-item>
        <text:list-item>
          <text:p text:style-name="P560">AK171732094BR</text:p>
        </text:list-item>
        <text:list-item>
          <text:p text:style-name="P561">AK171628879BR</text:p>
        </text:list-item>
        <text:list-item>
          <text:p text:style-name="P562">AK171563546BR</text:p>
        </text:list-item>
        <text:list-item>
          <text:p text:style-name="P563">AA148496480BR</text:p>
        </text:list-item>
        <text:list-item>
          <text:p text:style-name="P564">AK170026563BR</text:p>
        </text:list-item>
        <text:list-item>
          <text:p text:style-name="P565">AA148150642BR</text:p>
        </text:list-item>
        <text:list-item>
          <text:p text:style-name="P566">AA149163421BR</text:p>
        </text:list-item>
        <text:list-item>
          <text:p text:style-name="P567">AK171921977BR</text:p>
        </text:list-item>
        <text:list-item>
          <text:p text:style-name="P568">AK172193229BR</text:p>
        </text:list-item>
        <text:list-item>
          <text:p text:style-name="P569">AK172494572BR</text:p>
        </text:list-item>
        <text:list-item>
          <text:p text:style-name="P570">AK172513311BR</text:p>
        </text:list-item>
        <text:list-item>
          <text:p text:style-name="P571">AK172606367BR</text:p>
        </text:list-item>
        <text:list-item>
          <text:p text:style-name="P572">AK172594195BR</text:p>
        </text:list-item>
        <text:list-item>
          <text:p text:style-name="P573">AA150878139BR</text:p>
        </text:list-item>
        <text:list-item>
          <text:p text:style-name="P574">AA151464751BR</text:p>
        </text:list-item>
        <text:list-item>
          <text:p text:style-name="P575">AA150897606BR</text:p>
        </text:list-item>
        <text:list-item>
          <text:p text:style-name="P576">AA148099205BR</text:p>
        </text:list-item>
        <text:list-item>
          <text:p text:style-name="P577">AA147901291BR</text:p>
        </text:list-item>
        <text:list-item>
          <text:p text:style-name="P578">AA147620203BR</text:p>
        </text:list-item>
        <text:list-item>
          <text:p text:style-name="P579">AK172177380BR</text:p>
        </text:list-item>
        <text:list-item>
          <text:p text:style-name="P580">AK170324434BR</text:p>
        </text:list-item>
        <text:list-item>
          <text:p text:style-name="P581">AA149184024BR</text:p>
        </text:list-item>
        <text:list-item>
          <text:p text:style-name="P582">AA147609004BR</text:p>
        </text:list-item>
        <text:list-item>
          <text:p text:style-name="P583">AA149287298BR</text:p>
        </text:list-item>
        <text:list-item>
          <text:p text:style-name="P584">AK172233577BR</text:p>
        </text:list-item>
        <text:list-item>
          <text:p text:style-name="P585">AA149158214BR</text:p>
        </text:list-item>
        <text:list-item>
          <text:p text:style-name="P586">AA149105225BR</text:p>
        </text:list-item>
        <text:list-item>
          <text:p text:style-name="P587">AA148950461BR</text:p>
        </text:list-item>
        <text:list-item>
          <text:p text:style-name="P588">AA149815220BR</text:p>
        </text:list-item>
        <text:list-item>
          <text:p text:style-name="P589">AK172723235BR</text:p>
        </text:list-item>
        <text:list-item>
          <text:p text:style-name="P590">AK173357414BR</text:p>
        </text:list-item>
        <text:list-item>
          <text:p text:style-name="P591">AK173632195BR</text:p>
        </text:list-item>
        <text:list-item>
          <text:p text:style-name="P592">AA149316754BR</text:p>
        </text:list-item>
        <text:list-item>
          <text:p text:style-name="P593">AA149598750BR</text:p>
        </text:list-item>
        <text:list-item>
          <text:p text:style-name="P594">AK174202970BR</text:p>
        </text:list-item>
        <text:list-item>
          <text:p text:style-name="P595">AA148758217BR</text:p>
        </text:list-item>
        <text:list-item>
          <text:p text:style-name="P596">AA149274820BR</text:p>
        </text:list-item>
        <text:list-item>
          <text:p text:style-name="P597">AA148867194BR</text:p>
        </text:list-item>
        <text:list-item>
          <text:p text:style-name="P598">AK171503454BR</text:p>
        </text:list-item>
        <text:list-item>
          <text:p text:style-name="P599">AK171551432BR</text:p>
        </text:list-item>
        <text:list-item>
          <text:p text:style-name="P600">AK172336174BR</text:p>
        </text:list-item>
        <text:list-item>
          <text:p text:style-name="P601">AK172164559BR</text:p>
        </text:list-item>
        <text:list-item>
          <text:p text:style-name="P602">AK171327675BR</text:p>
        </text:list-item>
        <text:list-item>
          <text:p text:style-name="P603">AA149284124BR</text:p>
        </text:list-item>
        <text:list-item>
          <text:p text:style-name="P604">AK172756534BR</text:p>
        </text:list-item>
        <text:list-item>
          <text:p text:style-name="P605">AA149492524BR</text:p>
        </text:list-item>
        <text:list-item>
          <text:p text:style-name="P606">AK172139903BR</text:p>
        </text:list-item>
        <text:list-item>
          <text:p text:style-name="P607">AK172243035BR</text:p>
        </text:list-item>
        <text:list-item>
          <text:p text:style-name="P608">AA148762772BR</text:p>
        </text:list-item>
        <text:list-item>
          <text:p text:style-name="P609">AK172309576BR</text:p>
        </text:list-item>
        <text:list-item>
          <text:p text:style-name="P610">AK169241468BR</text:p>
        </text:list-item>
        <text:list-item>
          <text:p text:style-name="P611">AA149699081BR</text:p>
        </text:list-item>
        <text:list-item>
          <text:p text:style-name="P612">AK172665904BR</text:p>
        </text:list-item>
        <text:list-item>
          <text:p text:style-name="P613">AA149283906BR</text:p>
        </text:list-item>
        <text:list-item>
          <text:p text:style-name="P614">AK172295877BR</text:p>
        </text:list-item>
        <text:list-item>
          <text:p text:style-name="P615">AA149356798BR</text:p>
        </text:list-item>
        <text:list-item>
          <text:p text:style-name="P616">AK174139132BR</text:p>
        </text:list-item>
        <text:list-item>
          <text:p text:style-name="P617">AK173140995BR</text:p>
        </text:list-item>
        <text:list-item>
          <text:p text:style-name="P618">AK171413422BR</text:p>
        </text:list-item>
        <text:list-item>
          <text:p text:style-name="P619">AA148360867BR</text:p>
        </text:list-item>
        <text:list-item>
          <text:p text:style-name="P620">AA149668583BR</text:p>
        </text:list-item>
        <text:list-item>
          <text:p text:style-name="P621">AK170451367BR</text:p>
        </text:list-item>
        <text:list-item>
          <text:p text:style-name="P622">AA149405255BR</text:p>
        </text:list-item>
        <text:list-item>
          <text:p text:style-name="P623">AA149374195BR</text:p>
        </text:list-item>
        <text:list-item>
          <text:p text:style-name="P624">AK169351525BR</text:p>
        </text:list-item>
        <text:list-item>
          <text:p text:style-name="P625">AA148443819BR</text:p>
        </text:list-item>
        <text:list-item>
          <text:p text:style-name="P626">AA149132058BR</text:p>
        </text:list-item>
        <text:list-item>
          <text:p text:style-name="P627">AK172685435BR</text:p>
        </text:list-item>
        <text:list-item>
          <text:p text:style-name="P628">AK171759503BR</text:p>
        </text:list-item>
        <text:list-item>
          <text:p text:style-name="P629">AA149040952BR</text:p>
        </text:list-item>
        <text:list-item>
          <text:p text:style-name="P630">AA149385975BR</text:p>
        </text:list-item>
        <text:list-item>
          <text:p text:style-name="P631">AK171816293BR</text:p>
        </text:list-item>
        <text:list-item>
          <text:p text:style-name="P632">AK172558468BR</text:p>
        </text:list-item>
        <text:list-item>
          <text:p text:style-name="P633">AA149404414BR</text:p>
        </text:list-item>
        <text:list-item>
          <text:p text:style-name="P634">AK172610675BR</text:p>
        </text:list-item>
        <text:list-item>
          <text:p text:style-name="P635">AK172589071BR</text:p>
        </text:list-item>
        <text:list-item>
          <text:p text:style-name="P636">AK169380031BR</text:p>
        </text:list-item>
        <text:list-item>
          <text:p text:style-name="P637">AA147539820BR</text:p>
        </text:list-item>
        <text:list-item>
          <text:p text:style-name="P638">AK170367545BR</text:p>
        </text:list-item>
        <text:list-item>
          <text:p text:style-name="P639">AK171361685BR</text:p>
        </text:list-item>
        <text:list-item>
          <text:p text:style-name="P640">AK172468192BR</text:p>
        </text:list-item>
        <text:list-item>
          <text:p text:style-name="P641">AK171487045BR</text:p>
        </text:list-item>
        <text:list-item>
          <text:p text:style-name="P642">AK172399497BR</text:p>
        </text:list-item>
        <text:list-item>
          <text:p text:style-name="P643">AA148223512BR</text:p>
        </text:list-item>
        <text:list-item>
          <text:p text:style-name="P644">AA147664249BR</text:p>
        </text:list-item>
        <text:list-item>
          <text:p text:style-name="P645">AK171095579BR</text:p>
        </text:list-item>
        <text:list-item>
          <text:p text:style-name="P646">AK175390735BR</text:p>
        </text:list-item>
        <text:list-item>
          <text:p text:style-name="P647">AA151235895BR</text:p>
        </text:list-item>
        <text:list-item>
          <text:p text:style-name="P648">AK175860099BR</text:p>
        </text:list-item>
        <text:list-item>
          <text:p text:style-name="P649">AK175585578BR</text:p>
        </text:list-item>
        <text:list-item>
          <text:p text:style-name="P650">AK174486429BR</text:p>
        </text:list-item>
        <text:list-item>
          <text:p text:style-name="P651">AA151294160BR</text:p>
        </text:list-item>
        <text:list-item>
          <text:p text:style-name="P652">AK174658693BR</text:p>
        </text:list-item>
        <text:list-item>
          <text:p text:style-name="P653">AK170419772BR</text:p>
        </text:list-item>
        <text:list-item>
          <text:p text:style-name="P654">AA148576214BR</text:p>
        </text:list-item>
        <text:list-item>
          <text:p text:style-name="P655">AK171390046BR</text:p>
        </text:list-item>
        <text:list-item>
          <text:p text:style-name="P656">AA148870953BR</text:p>
        </text:list-item>
        <text:list-item>
          <text:p text:style-name="P657">AK170756783BR</text:p>
        </text:list-item>
        <text:list-item>
          <text:p text:style-name="P658">AK170795478BR</text:p>
        </text:list-item>
        <text:list-item>
          <text:p text:style-name="P659">AA149321944BR</text:p>
        </text:list-item>
        <text:list-item>
          <text:p text:style-name="P660">AK170769155BR</text:p>
        </text:list-item>
        <text:list-item>
          <text:p text:style-name="P661">AK169496627BR</text:p>
        </text:list-item>
        <text:list-item>
          <text:p text:style-name="P662">AK172710020BR</text:p>
        </text:list-item>
        <text:list-item>
          <text:p text:style-name="P663">AA148883617BR</text:p>
        </text:list-item>
        <text:list-item>
          <text:p text:style-name="P664">AK172062210BR</text:p>
        </text:list-item>
        <text:list-item>
          <text:p text:style-name="P665">AK170086859BR</text:p>
        </text:list-item>
        <text:list-item>
          <text:p text:style-name="P666">AK173185351BR</text:p>
        </text:list-item>
        <text:list-item>
          <text:p text:style-name="P667">AA149479987BR</text:p>
        </text:list-item>
        <text:list-item>
          <text:p text:style-name="P668">AK170655379BR</text:p>
        </text:list-item>
        <text:list-item>
          <text:p text:style-name="P669">AK172238883BR</text:p>
        </text:list-item>
        <text:list-item>
          <text:p text:style-name="P670">AA149017313BR</text:p>
        </text:list-item>
        <text:list-item>
          <text:p text:style-name="P671">AK174117239BR</text:p>
        </text:list-item>
        <text:list-item>
          <text:p text:style-name="P672">AK173327182BR</text:p>
        </text:list-item>
        <text:list-item>
          <text:p text:style-name="P673">AA149611527BR</text:p>
        </text:list-item>
        <text:list-item>
          <text:p text:style-name="P674">AA150295186BR</text:p>
        </text:list-item>
        <text:list-item>
          <text:p text:style-name="P675">AK174478728BR</text:p>
        </text:list-item>
        <text:list-item>
          <text:p text:style-name="P676">AK175610462BR</text:p>
        </text:list-item>
        <text:list-item>
          <text:p text:style-name="P677">AK175545993BR</text:p>
        </text:list-item>
        <text:list-item>
          <text:p text:style-name="P678">AK175182888BR</text:p>
        </text:list-item>
        <text:list-item>
          <text:p text:style-name="P679">AK174512469BR</text:p>
        </text:list-item>
        <text:list-item>
          <text:p text:style-name="P680">AA151010282BR</text:p>
        </text:list-item>
        <text:list-item>
          <text:p text:style-name="P681">AA151187506BR</text:p>
        </text:list-item>
        <text:list-item>
          <text:p text:style-name="P682">AK174801633BR</text:p>
        </text:list-item>
        <text:list-item>
          <text:p text:style-name="P683"><text:span text:style-name="T684">AA15097741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1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84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9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1T18:32:00Z</meta:creation-date>
    <dc:date>2024-07-01T18:3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831" meta:character-count="5310" meta:row-count="37" meta:non-whitespace-character-count="4489"/>
  </office:meta>
</office:document-meta>
</file>